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Arial" svg:font-family="Arial"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office:font-face-decls>
  <office:automatic-styles>
    <style:style style:name="P1" style:family="paragraph" style:parent-style-name="Standard">
      <style:paragraph-properties fo:line-height="115%"/>
      <style:text-properties style:font-name="Arial" fo:font-size="11pt" style:font-size-asian="11pt" style:font-size-complex="11pt"/>
    </style:style>
    <style:style style:name="P2" style:family="paragraph" style:parent-style-name="Standard">
      <style:paragraph-properties fo:line-height="115%" fo:text-align="start" style:justify-single-word="false"/>
      <style:text-properties style:font-name="Arial" fo:font-size="11pt" style:font-size-asian="11pt" style:font-size-complex="11pt"/>
    </style:style>
    <style:style style:name="P3" style:family="paragraph" style:parent-style-name="Standard">
      <style:paragraph-properties fo:line-height="115%" fo:text-align="start" style:justify-single-word="false"/>
      <style:text-properties style:font-name="Arial" fo:font-size="11pt" officeooo:paragraph-rsid="000abae0" style:font-size-asian="11pt" style:font-size-complex="11pt"/>
    </style:style>
    <style:style style:name="P4" style:family="paragraph" style:parent-style-name="Standard">
      <style:paragraph-properties fo:line-height="115%"/>
      <style:text-properties style:font-name="Arial" fo:font-size="11pt" officeooo:rsid="0015a502" officeooo:paragraph-rsid="0015a502" style:font-size-asian="11pt" style:font-size-complex="11pt"/>
    </style:style>
    <style:style style:name="P5" style:family="paragraph" style:parent-style-name="Standard">
      <style:paragraph-properties fo:line-height="115%"/>
      <style:text-properties style:font-name="Arial" fo:font-size="11pt" fo:font-weight="bold" officeooo:rsid="000abae0" officeooo:paragraph-rsid="000abae0" style:font-size-asian="11pt" style:font-weight-asian="bold" style:font-size-complex="11pt" style:font-weight-complex="bold"/>
    </style:style>
    <style:style style:name="P6" style:family="paragraph" style:parent-style-name="Standard">
      <style:paragraph-properties fo:line-height="115%"/>
      <style:text-properties style:font-name="Arial" fo:font-size="11pt" fo:font-weight="bold" style:font-size-asian="11pt" style:font-weight-asian="bold" style:font-size-complex="11pt" style:font-weight-complex="bold"/>
    </style:style>
    <style:style style:name="P7" style:family="paragraph" style:parent-style-name="Standard">
      <style:paragraph-properties fo:line-height="115%"/>
      <style:text-properties style:font-name="Arial" fo:font-size="11pt" fo:font-weight="bold" style:font-size-asian="11pt" style:font-weight-asian="bold" style:font-size-complex="11pt"/>
    </style:style>
    <style:style style:name="P8" style:family="paragraph" style:parent-style-name="Standard">
      <style:paragraph-properties fo:line-height="115%"/>
      <style:text-properties style:font-name="Arial" fo:font-size="11pt" fo:font-weight="normal" officeooo:rsid="00133e13" officeooo:paragraph-rsid="00133e13" style:font-size-asian="11pt" style:font-weight-asian="normal" style:font-size-complex="11pt" style:font-weight-complex="normal"/>
    </style:style>
    <style:style style:name="P9" style:family="paragraph" style:parent-style-name="Standard">
      <style:paragraph-properties fo:line-height="115%" fo:text-align="center" style:justify-single-word="false"/>
      <style:text-properties style:font-name="Arial" fo:font-size="18pt" fo:font-weight="bold" style:font-size-asian="18pt" style:font-weight-asian="bold" style:font-size-complex="18pt" style:font-weight-complex="bold"/>
    </style:style>
    <style:style style:name="P10" style:family="paragraph" style:parent-style-name="Standard">
      <style:paragraph-properties fo:line-height="115%"/>
      <style:text-properties style:font-name="Arial" fo:font-size="12pt" fo:font-weight="bold" officeooo:rsid="000abae0" officeooo:paragraph-rsid="000abae0" style:font-size-asian="12pt" style:font-weight-asian="bold" style:font-size-complex="12pt" style:font-weight-complex="bold"/>
    </style:style>
    <style:style style:name="P11" style:family="paragraph" style:parent-style-name="Standard">
      <style:paragraph-properties fo:line-height="115%"/>
      <style:text-properties fo:color="#222222" style:font-name="Arial" fo:font-size="11pt" style:font-size-asian="11pt" style:font-size-complex="11pt"/>
    </style:style>
    <style:style style:name="P12" style:family="paragraph" style:parent-style-name="Standard">
      <style:paragraph-properties fo:line-height="115%"/>
      <style:text-properties fo:color="#222222" style:font-name="Arial" fo:font-size="11pt" officeooo:paragraph-rsid="00122bac" style:font-size-asian="11pt" style:font-size-complex="11pt"/>
    </style:style>
    <style:style style:name="P13" style:family="paragraph" style:parent-style-name="Standard">
      <style:paragraph-properties fo:line-height="115%"/>
      <style:text-properties fo:color="#222222" style:font-name="Arial" fo:font-size="11pt" officeooo:rsid="0017e9f3" officeooo:paragraph-rsid="0017e9f3" style:font-size-asian="11pt" style:font-size-complex="11pt"/>
    </style:style>
    <style:style style:name="P14" style:family="paragraph" style:parent-style-name="Standard">
      <style:paragraph-properties fo:line-height="115%"/>
      <style:text-properties fo:color="#222222" style:font-name="Arial" fo:font-size="11pt" fo:font-style="normal" fo:font-weight="bold" officeooo:rsid="0017e9f3" officeooo:paragraph-rsid="0017e9f3" style:font-size-asian="11pt" style:font-style-asian="normal" style:font-weight-asian="bold" style:font-size-complex="11pt" style:font-style-complex="normal" style:font-weight-complex="bold"/>
    </style:style>
    <style:style style:name="P15" style:family="paragraph" style:parent-style-name="Standard">
      <style:paragraph-properties fo:line-height="115%"/>
      <style:text-properties fo:color="#000000" style:font-name="Arial" fo:font-size="11pt" style:font-size-asian="11pt" style:font-size-complex="11pt"/>
    </style:style>
    <style:style style:name="P16" style:family="paragraph" style:parent-style-name="Standard">
      <style:paragraph-properties fo:line-height="115%"/>
      <style:text-properties fo:color="#000000" style:font-name="Arial" fo:font-size="11pt" officeooo:rsid="0017190e" officeooo:paragraph-rsid="0017190e" style:font-size-asian="11pt" style:font-size-complex="11pt"/>
    </style:style>
    <style:style style:name="P17" style:family="paragraph" style:parent-style-name="Standard">
      <style:paragraph-properties fo:line-height="115%"/>
      <style:text-properties fo:color="#000000" style:font-name="Arial" fo:font-size="11pt" fo:background-color="#ffffff" style:font-size-asian="11pt" style:font-name-complex="Segoe UI" style:font-size-complex="11pt"/>
    </style:style>
    <style:style style:name="P18" style:family="paragraph" style:parent-style-name="Standard">
      <style:paragraph-properties fo:line-height="115%"/>
      <style:text-properties fo:color="#000000" style:font-name="Arial" fo:font-size="11pt" officeooo:rsid="0017190e" officeooo:paragraph-rsid="0017190e" fo:background-color="#ffffff" style:font-size-asian="11pt" style:font-name-complex="Segoe UI" style:font-size-complex="11pt"/>
    </style:style>
    <style:style style:name="P19" style:family="paragraph" style:parent-style-name="Standard">
      <style:paragraph-properties fo:line-height="115%"/>
      <style:text-properties fo:color="#ff0000" style:font-name="Arial" fo:font-size="11pt" fo:font-weight="bold" style:font-size-asian="11pt" style:font-weight-asian="bold" style:font-size-complex="11pt"/>
    </style:style>
    <style:style style:name="P20" style:family="paragraph" style:parent-style-name="Standard">
      <style:paragraph-properties fo:line-height="115%"/>
    </style:style>
    <style:style style:name="P21" style:family="paragraph" style:parent-style-name="Standard">
      <style:paragraph-properties fo:line-height="115%"/>
      <style:text-properties officeooo:paragraph-rsid="00122bac"/>
    </style:style>
    <style:style style:name="P22" style:family="paragraph" style:parent-style-name="Standard">
      <style:paragraph-properties fo:line-height="115%"/>
      <style:text-properties fo:font-variant="normal" fo:text-transform="none" fo:color="#000000" style:font-name="Arial" fo:font-size="11pt" fo:letter-spacing="normal" fo:font-style="normal" fo:font-weight="normal" officeooo:paragraph-rsid="00122bac" style:font-size-asian="11pt" style:font-size-complex="11pt"/>
    </style:style>
    <style:style style:name="P23" style:family="paragraph" style:parent-style-name="Standard">
      <style:paragraph-properties fo:line-height="115%" fo:padding="0.0291in" fo:border-left="none" fo:border-right="none" fo:border-top="none" fo:border-bottom="0.06pt solid #000000" style:join-border="false"/>
      <style:text-properties style:font-name="Arial" fo:font-size="11pt" style:font-size-asian="11pt" style:font-size-complex="11pt"/>
    </style:style>
    <style:style style:name="P24" style:family="paragraph" style:parent-style-name="Standard">
      <style:paragraph-properties fo:margin-left="0.4925in" fo:margin-right="0in" fo:line-height="115%" fo:text-indent="0in" style:auto-text-indent="false"/>
      <style:text-properties fo:color="#000000" style:font-name="Arial" fo:font-size="11pt" fo:background-color="#ffffff" style:font-size-asian="11pt" style:font-name-complex="Segoe UI" style:font-size-complex="11pt"/>
    </style:style>
    <style:style style:name="P25" style:family="paragraph" style:parent-style-name="Standard">
      <style:paragraph-properties fo:margin-left="0.4925in" fo:margin-right="0in" fo:line-height="115%" fo:text-indent="0in" style:auto-text-indent="false"/>
    </style:style>
    <style:style style:name="P26" style:family="paragraph" style:parent-style-name="Preformatted_20_Text">
      <style:paragraph-properties fo:line-height="115%"/>
    </style:style>
    <style:style style:name="P27" style:family="paragraph" style:parent-style-name="Standard" style:master-page-name="MP0">
      <style:paragraph-properties fo:line-height="115%" fo:text-align="center" style:justify-single-word="false" style:page-number="auto" fo:break-before="page"/>
      <style:text-properties style:font-name="Arial" fo:font-size="24pt" fo:font-weight="bold" style:font-size-asian="24pt" style:font-weight-asian="bold" style:font-size-complex="24pt" style:font-weight-complex="bold"/>
    </style:style>
    <style:style style:name="P28" style:family="paragraph" style:parent-style-name="Standard">
      <style:paragraph-properties fo:line-height="115%"/>
      <style:text-properties style:font-name="Arial" fo:font-size="11pt" officeooo:rsid="0019fbf0" officeooo:paragraph-rsid="0019fbf0" style:font-size-asian="11pt" style:font-size-complex="11pt"/>
    </style:style>
    <style:style style:name="P29" style:family="paragraph" style:parent-style-name="Standard">
      <style:paragraph-properties fo:line-height="115%"/>
      <style:text-properties style:font-name="Arial" fo:font-size="11pt" style:font-size-asian="11pt" style:font-size-complex="11pt"/>
    </style:style>
    <style:style style:name="P30" style:family="paragraph" style:parent-style-name="Standard">
      <style:paragraph-properties fo:line-height="115%"/>
      <style:text-properties style:font-name="Arial" fo:font-size="11pt" fo:font-weight="bold" officeooo:paragraph-rsid="0019fbf0" style:font-size-asian="11pt" style:font-weight-asian="bold" style:font-size-complex="11pt"/>
    </style:style>
    <style:style style:name="P31" style:family="paragraph" style:parent-style-name="Standard">
      <style:paragraph-properties fo:line-height="115%"/>
      <style:text-properties fo:color="#000000" style:font-name="Arial" fo:font-size="11pt" officeooo:rsid="0017190e" officeooo:paragraph-rsid="0019fbf0" fo:background-color="#ffffff" style:font-size-asian="11pt" style:font-name-complex="Segoe UI" style:font-size-complex="11pt"/>
    </style:style>
    <style:style style:name="P32" style:family="paragraph" style:parent-style-name="Standard">
      <style:paragraph-properties fo:margin-left="0.4925in" fo:margin-right="0in" fo:line-height="115%" fo:text-indent="0in" style:auto-text-indent="false"/>
      <style:text-properties fo:color="#000000" style:font-name="Arial" fo:font-size="11pt" officeooo:paragraph-rsid="0019fbf0" style:font-size-asian="11pt" style:font-size-complex="11pt"/>
    </style:style>
    <style:style style:name="P33" style:family="paragraph" style:parent-style-name="Standard">
      <style:paragraph-properties fo:margin-left="0.4925in" fo:margin-right="0in" fo:line-height="115%" fo:text-indent="0in" style:auto-text-indent="false"/>
      <style:text-properties fo:color="#000000" style:font-name="Arial" fo:font-size="11pt" officeooo:rsid="0019fbf0" officeooo:paragraph-rsid="0019fbf0" style:font-size-asian="11pt" style:font-size-complex="11pt"/>
    </style:style>
    <style:style style:name="P34" style:family="paragraph" style:parent-style-name="Standard">
      <style:paragraph-properties fo:margin-left="0.4925in" fo:margin-right="0in" fo:line-height="115%" fo:text-indent="0in" style:auto-text-indent="false"/>
      <style:text-properties fo:color="#000000" style:font-name="Arial" fo:font-size="11pt" fo:background-color="#ffffff" style:font-size-asian="11pt" style:font-name-complex="Segoe UI" style:font-size-complex="11pt"/>
    </style:style>
    <style:style style:name="P35" style:family="paragraph" style:parent-style-name="Standard">
      <style:paragraph-properties fo:margin-left="0.4925in" fo:margin-right="0in" fo:line-height="115%" fo:text-indent="0in" style:auto-text-indent="false"/>
      <style:text-properties fo:color="#000000" style:font-name="Arial" fo:font-size="11pt" officeooo:paragraph-rsid="0019fbf0" fo:background-color="#ffffff" style:font-size-asian="11pt" style:font-name-complex="Segoe UI" style:font-size-complex="11pt"/>
    </style:style>
    <style:style style:name="P36" style:family="paragraph" style:parent-style-name="Standard">
      <style:paragraph-properties fo:margin-left="0.4925in" fo:margin-right="0in" fo:line-height="115%" fo:text-indent="0in" style:auto-text-indent="false"/>
      <style:text-properties fo:color="#000000" style:font-name="Arial" fo:font-size="11pt" officeooo:rsid="0019fbf0" officeooo:paragraph-rsid="0019fbf0" fo:background-color="#ffffff" style:font-size-asian="11pt" style:font-name-complex="Segoe UI" style:font-size-complex="11pt"/>
    </style:style>
    <style:style style:name="P37" style:family="paragraph" style:parent-style-name="Standard">
      <style:paragraph-properties fo:margin-left="0.4925in" fo:margin-right="0in" fo:line-height="115%" fo:text-indent="0in" style:auto-text-indent="false"/>
      <style:text-properties officeooo:paragraph-rsid="0019fbf0"/>
    </style:style>
    <style:style style:name="P38" style:family="paragraph" style:parent-style-name="Standard">
      <style:paragraph-properties fo:margin-left="0in" fo:margin-right="0in" fo:line-height="115%" fo:text-indent="0in" style:auto-text-indent="false"/>
      <style:text-properties fo:color="#000000" style:font-name="Arial" fo:font-size="11pt" officeooo:paragraph-rsid="0019fbf0" fo:background-color="#ffffff" style:font-size-asian="11pt" style:font-name-complex="Segoe UI" style:font-size-complex="11pt"/>
    </style:style>
    <style:style style:name="P39" style:family="paragraph" style:parent-style-name="Standard">
      <style:paragraph-properties fo:margin-left="0.4925in" fo:margin-right="0in" fo:line-height="115%" fo:text-indent="0in" style:auto-text-indent="false"/>
      <style:text-properties fo:color="#000000" style:font-name="Arial" fo:font-size="11pt" officeooo:rsid="0017190e" officeooo:paragraph-rsid="0019fbf0" fo:background-color="#ffffff" style:font-size-asian="11pt" style:font-name-complex="Segoe UI" style:font-size-complex="11pt"/>
    </style:style>
    <style:style style:name="P40" style:family="paragraph" style:parent-style-name="Standard">
      <style:paragraph-properties fo:margin-left="0.4925in" fo:margin-right="0in" fo:line-height="115%" fo:text-indent="0in" style:auto-text-indent="false"/>
      <style:text-properties fo:color="#000000" style:font-name="Arial" fo:font-size="11pt" officeooo:rsid="0019fbf0" officeooo:paragraph-rsid="0019fbf0" fo:background-color="#ffffff" style:font-size-asian="11pt" style:font-name-complex="Segoe UI" style:font-size-complex="11pt"/>
    </style:style>
    <style:style style:name="T1" style:family="text">
      <style:text-properties fo:color="#222222" style:font-name="Arial" fo:font-size="11pt" style:font-size-asian="11pt" style:font-size-complex="11pt"/>
    </style:style>
    <style:style style:name="T2" style:family="text">
      <style:text-properties fo:color="#222222" style:font-name="Arial" fo:font-size="11pt" fo:font-weight="bold" style:font-size-asian="11pt" style:font-weight-asian="bold" style:font-size-complex="11pt" style:font-weight-complex="bold"/>
    </style:style>
    <style:style style:name="T3" style:family="text">
      <style:text-properties fo:color="#000000" style:font-name="Arial" fo:font-size="11pt" style:font-size-asian="11pt" style:font-size-complex="11pt"/>
    </style:style>
    <style:style style:name="T4" style:family="text">
      <style:text-properties fo:color="#000000" style:font-name="Arial" fo:font-size="11pt" officeooo:rsid="0017190e" style:font-size-asian="11pt" style:font-size-complex="11pt"/>
    </style:style>
    <style:style style:name="T5" style:family="text">
      <style:text-properties fo:color="#000000" fo:font-style="normal" style:font-style-asian="normal" style:font-style-complex="normal"/>
    </style:style>
    <style:style style:name="T6" style:family="text">
      <style:text-properties fo:color="#000000" fo:letter-spacing="normal" fo:font-style="normal" fo:font-weight="normal" fo:background-color="#ffffff" loext:char-shading-value="0" style:font-style-asian="normal" style:font-name-complex="Arial1" style:font-style-complex="normal"/>
    </style:style>
    <style:style style:name="T7" style:family="text">
      <style:text-properties fo:color="#000000" style:text-position="0% 100%" style:font-name="Arial" fo:font-size="11pt" officeooo:rsid="0019fbf0" fo:background-color="#ffffff" loext:char-shading-value="0" style:font-size-asian="11pt" style:font-name-complex="Segoe UI" style:font-size-complex="11pt"/>
    </style:style>
    <style:style style:name="T8" style:family="text">
      <style:text-properties style:font-name="Arial" fo:font-size="11pt" style:font-size-asian="11pt" style:font-size-complex="11pt"/>
    </style:style>
    <style:style style:name="T9" style:family="text">
      <style:text-properties officeooo:rsid="000dd1da"/>
    </style:style>
    <style:style style:name="T10" style:family="text">
      <style:text-properties fo:font-variant="normal" fo:text-transform="none" fo:color="#000000" style:font-name="Arial" fo:font-size="11pt" fo:letter-spacing="normal" fo:font-style="normal" fo:font-weight="normal" style:font-size-asian="11pt" style:font-size-complex="11pt"/>
    </style:style>
    <style:style style:name="T11" style:family="text">
      <style:text-properties fo:font-variant="normal" fo:text-transform="none" fo:color="#000000" style:font-name="Arial" fo:font-size="11pt" fo:letter-spacing="normal" fo:font-style="normal" fo:font-weight="normal" officeooo:rsid="00152e20" style:font-size-asian="11pt" style:font-size-complex="11pt"/>
    </style:style>
    <style:style style:name="T12" style:family="text">
      <style:text-properties fo:font-variant="normal" fo:text-transform="none" fo:color="#000000" style:font-name="Arial" fo:font-size="11pt" fo:letter-spacing="normal" fo:font-style="normal" fo:font-weight="normal" officeooo:rsid="0015a502" style:font-size-asian="11pt" style:font-size-complex="11pt"/>
    </style:style>
    <style:style style:name="T13" style:family="text">
      <style:text-properties fo:font-variant="normal" fo:text-transform="none" fo:color="#000000" fo:letter-spacing="normal" fo:font-style="normal" fo:font-weight="normal" fo:background-color="#ffffff" loext:char-shading-value="0" style:font-style-asian="normal" style:font-name-complex="Arial1" style:font-style-complex="normal"/>
    </style:style>
    <style:style style:name="T14" style:family="text">
      <style:text-properties fo:font-variant="normal" fo:text-transform="none" fo:color="#000000" style:text-line-through-style="none" style:text-line-through-type="none" fo:letter-spacing="normal" fo:font-style="normal" style:text-underline-style="none" fo:font-weight="normal" style:text-blinking="false" fo:background-color="#ffffff" loext:char-shading-value="0" style:font-style-asian="normal" style:font-name-complex="Arial1" style:font-style-complex="normal"/>
    </style:style>
    <style:style style:name="T15" style:family="text">
      <style:text-properties fo:font-style="normal" style:font-style-asian="normal" style:font-style-complex="normal"/>
    </style:style>
    <style:style style:name="T16" style:family="text">
      <style:text-properties officeooo:rsid="0017190e"/>
    </style:style>
    <style:style style:name="T17" style:family="text">
      <style:text-properties style:text-position="super 58%" officeooo:rsid="0017190e"/>
    </style:style>
    <style:style style:name="T18" style:family="text">
      <style:text-properties style:text-position="super 58%" officeooo:rsid="0017e9f3"/>
    </style:style>
    <style:style style:name="T19" style:family="text">
      <style:text-properties officeooo:rsid="0017e9f3"/>
    </style:style>
    <style:style style:name="T20" style:family="text">
      <style:text-properties officeooo:rsid="0018d752"/>
    </style:style>
    <style:style style:name="T21" style:family="text">
      <style:text-properties officeooo:rsid="0019fbf0"/>
    </style:style>
    <style:style style:name="T22" style:family="text">
      <style:text-properties fo:background-color="#ffffff" loext:char-shading-value="0" style:font-name-complex="Segoe UI"/>
    </style:style>
    <style:style style:name="T23" style:family="text">
      <style:text-properties officeooo:rsid="0019fbf0" fo:background-color="#ffffff" loext:char-shading-value="0" style:font-name-complex="Segoe UI"/>
    </style:style>
    <style:style style:name="T24" style:family="text">
      <style:text-properties style:text-position="0% 100%"/>
    </style:style>
    <style:style style:name="T25" style:family="text">
      <style:text-properties style:text-position="0% 100%" officeooo:rsid="0017190e"/>
    </style:style>
    <style:style style:name="T26" style:family="text">
      <style:text-properties style:text-position="0% 100%" officeooo:rsid="0019fbf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Comparative Genomics 2018</text:p>
      <text:p text:style-name="P9">Practical 1: Basic Genome Analysis</text:p>
      <text:p text:style-name="P3"/>
      <text:p text:style-name="P3">Group 11</text:p>
      <text:p text:style-name="P2">Shuhan Xu, Fuqi Xu, Milda Valiukonyte</text:p>
      <text:p text:style-name="P23"/>
      <text:p text:style-name="P5"/>
      <text:p text:style-name="P10">Summary</text:p>
      <text:p text:style-name="P8">In this practical, we practiced how to understand and use BLAST, interpret the BLAST and compared BLAST with a new sequence alignment tool, HMMER. We tried to predict genes in genomes, predict the protein one gene corresponds and find the homologous proteins of target genes. Also, we explained how BLAST and HMMER work and the evaluation of BLAST result.</text:p>
      <text:p text:style-name="P8"/>
      <text:p text:style-name="P8">In exercise 1, we found that the number of genes varies in different reference genomes, and we prefer to use the NCBI top hit genome since it is based on the BLAST result and more widely accepted. In exercise 3, we compared JackHMMER, HMMER, and BLAST. In general, HMMER is slower but more accurate, and JackHMMER is more sensitive.</text:p>
      <text:p text:style-name="P6"/>
      <text:p text:style-name="P10">Key questions to answer</text:p>
      <text:p text:style-name="P6">Exercise 1</text:p>
      <text:p text:style-name="P1">1.</text:p>
      <text:p text:style-name="P1">09.fa.txt: Escherichia coli</text:p>
      <text:p text:style-name="P20"><text:span text:style-name="Default_20_Paragraph_20_Font"><text:span text:style-name="T8">17.fa.txt: Streptomyces coelicolor</text:span></text:span></text:p>
      <text:p text:style-name="P20"><text:span text:style-name="Default_20_Paragraph_20_Font"><text:span text:style-name="T8">24.fa.txt: Saccharomyces cerevisiae</text:span></text:span></text:p>
      <text:p text:style-name="P1">49.fa.txt: Rubrobacter xylanophilus</text:p>
      <text:p text:style-name="P20"><text:span text:style-name="Default_20_Paragraph_20_Font"><text:span text:style-name="T8">51.fa.txt: Spiribacter curvatus</text:span></text:span></text:p>
      <text:p text:style-name="P1"/>
      <text:p text:style-name="P1">2.</text:p>
      <text:p text:style-name="P1">09.fa.txt: 5277676 bp from top hit</text:p>
      <text:p text:style-name="P26"><text:span text:style-name="Default_20_Paragraph_20_Font"><text:span text:style-name="T8">17.fa.txt: 8667507 bp from reference genome</text:span></text:span></text:p>
      <text:p text:style-name="P20"><text:span text:style-name="Default_20_Paragraph_20_Font"><text:span text:style-name="T8">24.fa.txt: 1531933 bp from top hit</text:span></text:span></text:p>
      <text:p text:style-name="P20"><text:span text:style-name="Default_20_Paragraph_20_Font"><text:span text:style-name="T8">49.fa.txt: 3225748 bp from top hit</text:span></text:span></text:p>
      <text:p text:style-name="P20"><text:span text:style-name="Default_20_Paragraph_20_Font"><text:span text:style-name="T8">51.fa.txt: 1926631 bp from top hit</text:span></text:span></text:p>
      <text:p text:style-name="P1"/>
      <text:p text:style-name="P1">3.</text:p>
      <text:p text:style-name="P1">09.fa.txt: 5373 genes from top hit (5358 genes from reference genome)</text:p>
      <text:p text:style-name="P26"><text:span text:style-name="Default_20_Paragraph_20_Font"><text:span text:style-name="T8">17.fa.txt: 7910 genes from reference genome</text:span></text:span></text:p>
      <text:p text:style-name="P1">24.fa.txt: 799 genes from top hit (799 genes from reference genome)</text:p>
      <text:p text:style-name="P1">49.fa.txt: 3281 genes from top hit (3257 genes from reference genome)</text:p>
      <text:p text:style-name="P1">51.fa.txt: 1912 genes from top hit (1908 genes from reference genome)</text:p>
      <text:p text:style-name="P1"/>
      <text:p text:style-name="P1">4.</text:p>
      <text:p text:style-name="P1">09.fa.txt: prokaryotic</text:p>
      <text:p text:style-name="P26"><text:span text:style-name="Default_20_Paragraph_20_Font"><text:span text:style-name="T8">17.fa.txt: prokaryotic</text:span></text:span></text:p>
      <text:p text:style-name="P1"><text:soft-page-break/>24.fa.txt: eukaryotic</text:p>
      <text:p text:style-name="P1">49.fa.txt: prokaryotic</text:p>
      <text:p text:style-name="P1">51.fa.txt: prokaryotic</text:p>
      <text:p text:style-name="P1"/>
      <text:p text:style-name="P6">Exercise 2</text:p>
      <text:p text:style-name="P1">1.</text:p>
      <text:p text:style-name="P1">blastp: searches amino acid sequence against protein sequence database</text:p>
      <text:p text:style-name="P1">blastn: searches nucleotide sequence against nucleotide sequence database</text:p>
      <text:p text:style-name="P1">blastx: translates nucleotide sequence in all 6 reading frames and searches against protein database</text:p>
      <text:p text:style-name="P1">tblastn: searches protein sequence against nucleotide sequence database translated in all 6 reading frames</text:p>
      <text:p text:style-name="P1">tblastx: translates nucleotide sequence in all 6 reading frames and searches against nucleotide sequence database translated in all 6 reading frames.</text:p>
      <text:p text:style-name="P1"/>
      <text:p text:style-name="P1">2.</text:p>
      <text:p text:style-name="P1">run blastp against refseq</text:p>
      <text:p text:style-name="P1"/>
      <text:p text:style-name="P1"/>
      <text:p text:style-name="P1">3.</text:p>
      <text:p text:style-name="P1">A protein family is a group of closely related homologs which perform the same function.</text:p>
      <text:p text:style-name="P1">Protein families are then grouped into superfamily in which all members are homologs but may have different functions from one another.</text:p>
      <text:p text:style-name="P1"/>
      <text:p text:style-name="P1">3.1.</text:p>
      <text:p text:style-name="P1">There is a superfamily for this protein.</text:p>
      <text:p text:style-name="P1"/>
      <text:p text:style-name="P1">3.2.</text:p>
      <text:p text:style-name="P1"><text:span text:style-name="T9">HSP90</text:span> superfamily</text:p>
      <text:p text:style-name="P1"/>
      <text:p text:style-name="P1">4.1</text:p>
      <text:p text:style-name="P1">Similarity is a measure of relationship between aligned sequences based on the degree of identity or similarity of amino acids at the matched positions.</text:p>
      <text:p text:style-name="P1"/>
      <text:p text:style-name="P1">Homology means that sequences are similar in structure or sequence due to a common ancestry.</text:p>
      <text:p text:style-name="P1"/>
      <text:p text:style-name="P1">4.2</text:p>
      <text:p text:style-name="P1">Homology is different from similarity. Homology comes from evolutionary relationship which may not be entirely evident from sequences, e.g. sequences which are distantly related may have low identity or similarity or sequences may be similar due to convergent evolution. Similarity is a quantitative method used to measure relationship between sequences based on alignment. Highly similar sequences with Evalue below a threshold are inferred to be homologous.</text:p>
      <text:p text:style-name="P1"/>
      <text:p text:style-name="P1">4.3</text:p>
      <text:p text:style-name="P1">When we are performing BLAST search, we are looking for highly similar sequences. We assume that highly similar sequences with Evalues below a threshold are homologous.</text:p>
      <text:p text:style-name="P1"/>
      <text:p text:style-name="P1"><text:soft-page-break/>5.</text:p>
      <text:p text:style-name="P4">In eukaryota, there are 555 hits and 464 organisms.</text:p>
      <text:p text:style-name="P4">In <text:span text:style-name="T20">b</text:span>acteria, there are 463 hits and 291 organisms.</text:p>
      <text:p text:style-name="P1"/>
      <text:p text:style-name="P1">The taxonomic spread is extended to both eukaryote (464) and bacteria (291). However, this protein family is not represented in Archaea.</text:p>
      <text:p text:style-name="P1"/>
      <text:p text:style-name="P1">6.1</text:p>
      <text:p text:style-name="P1">The BLOSUM matrix is generated based on mutation information from highly conserved regions in sequences. And the PAM matrix is based on the substitution frequency of homologous protein sequences.<text:span text:style-name="T18">[1]</text:span></text:p>
      <text:p text:style-name="P11"/>
      <text:p text:style-name="P20"><text:span text:style-name="Default_20_Paragraph_20_Font"><text:span text:style-name="T1">6.2</text:span></text:span></text:p>
      <text:p text:style-name="P20"><text:span text:style-name="Default_20_Paragraph_20_Font"><text:span text:style-name="T3">PAM-N represents the substitution rate and the evolutionary distance. The larger N is, the lower the similarity is. For example, PAM 250 is used for sequences with around 20% similarities.</text:span></text:span></text:p>
      <text:p text:style-name="P15"/>
      <text:p text:style-name="P20"><text:span text:style-name="Default_20_Paragraph_20_Font"><text:span text:style-name="T3">In BLOSUM, N represents the percentage identity between sequences, <text:s/>the larger N is, the higher the similarity is. For example, BLOSUM 62 is used to compare sequences with 62% sequence similarities.</text:span></text:span></text:p>
      <text:p text:style-name="P15"/>
      <text:p text:style-name="P20"><text:span text:style-name="Default_20_Paragraph_20_Font"><text:span text:style-name="T3">6.3</text:span></text:span></text:p>
      <text:p text:style-name="P15">BLAST uses these substitution matrix to evaluate the aligning, measuring the favorably of the matches residue by residue. This way, we can calculate the score of different alignments and compare them.</text:p>
      <text:p text:style-name="P11"/>
      <text:p text:style-name="P21"><text:span text:style-name="Default_20_Paragraph_20_Font"><text:span text:style-name="T10">7.</text:span></text:span></text:p>
      <text:p text:style-name="P21"><text:span text:style-name="Default_20_Paragraph_20_Font"><text:span text:style-name="T10">Top three homologues: </text:span></text:span></text:p>
      <text:p text:style-name="P21"><text:span text:style-name="Default_20_Paragraph_20_Font"><text:span text:style-name="T10">heat shock protein 75 kDa, mitochondrial [Mus caroli]</text:span></text:span></text:p>
      <text:p text:style-name="P21"><text:span text:style-name="Default_20_Paragraph_20_Font"><text:span text:style-name="T10">heat shock protein 75 kDa, mitochondrial isoform X1 [Mus pahari] </text:span></text:span></text:p>
      <text:p text:style-name="P21"><text:span text:style-name="Default_20_Paragraph_20_Font"><text:span text:style-name="T10">heat shock protein 75 kDa, mitochondrial precursor [Rattus norvegicus] </text:span></text:span></text:p>
      <text:p text:style-name="P21"><text:span text:style-name="Default_20_Paragraph_20_Font"><text:span text:style-name="T10"/></text:span></text:p>
      <text:p text:style-name="P21"><text:span text:style-name="Default_20_Paragraph_20_Font"><text:span text:style-name="T10">7.1</text:span></text:span></text:p>
      <text:p text:style-name="P21"><text:span text:style-name="Default_20_Paragraph_20_Font"><text:span text:style-name="T10">Identities: best hit 100%, worst hit 86% </text:span></text:span></text:p>
      <text:p text:style-name="P21"><text:span text:style-name="Default_20_Paragraph_20_Font"><text:span text:style-name="T10">Similar matches: best hit </text:span></text:span><text:span text:style-name="Default_20_Paragraph_20_Font"><text:span text:style-name="T11">100%</text:span></text:span><text:span text:style-name="Default_20_Paragraph_20_Font"><text:span text:style-name="T10">, worst hit </text:span></text:span><text:span text:style-name="Default_20_Paragraph_20_Font"><text:span text:style-name="T11">91% </text:span></text:span></text:p>
      <text:p text:style-name="P21"><text:span text:style-name="Default_20_Paragraph_20_Font"><text:span text:style-name="T10">Gaps: best hit 0%, worst hit 3% </text:span></text:span></text:p>
      <text:p text:style-name="P21"><text:span text:style-name="Default_20_Paragraph_20_Font"><text:span text:style-name="T10">The difference indicates that both coverage and sequence identity are important to score higher in BLAST search. The best hits in BLAST have both a better coverage of the target sequence and higher sequence identity whereas worse scoring hits cover less and have lower sequence identity. </text:span></text:span><text:span text:style-name="Default_20_Paragraph_20_Font"><text:span text:style-name="T12">It indicates <text:s text:c="2"/>that the best hit might have closer evolutionary relationship than the worst hit.</text:span></text:span></text:p>
      <text:p text:style-name="P21"><text:span text:style-name="Default_20_Paragraph_20_Font"><text:span text:style-name="T10"/></text:span></text:p>
      <text:p text:style-name="P21"><text:span text:style-name="Default_20_Paragraph_20_Font"><text:span text:style-name="T10">7.2</text:span></text:span></text:p>
      <text:p text:style-name="P21"><text:span text:style-name="Default_20_Paragraph_20_Font"><text:span text:style-name="T10">Hitlist size (100) and the expect value (10).</text:span></text:span></text:p>
      <text:p text:style-name="P11"/>
      <text:p text:style-name="P20"><text:span text:style-name="Default_20_Paragraph_20_Font"><text:span text:style-name="T1">8.1</text:span></text:span></text:p>
      <text:p text:style-name="P20"><text:span text:style-name="Default_20_Paragraph_20_Font"><text:span text:style-name="T1">E value stands for the probablitu that the similarity between sequences are by chance alone. A low E value indicates that the similarity is less likely to happen by chance, and the alignment is better.</text:span></text:span></text:p>
      <text:p text:style-name="P11"/>
      <text:p text:style-name="P11">8.2</text:p>
      <text:p text:style-name="P20"><text:soft-page-break/><text:span text:style-name="Default_20_Paragraph_20_Font"><text:span text:style-name="T1">E = k*n*m*exp(-lamda*S)</text:span></text:span></text:p>
      <text:p text:style-name="P12">n: the length of query, <text:s/>m: the size of the sequence.</text:p>
      <text:p text:style-name="P22">S is the score of the alignment, which is given using a substitution matrix; E-value decreases exponentially with increasing S values;</text:p>
      <text:p text:style-name="P22">K and λ are constants which depend on the substitution matrix used.</text:p>
      <text:p text:style-name="P20"><text:span text:style-name="Default_20_Paragraph_20_Font"><text:span text:style-name="T2"/></text:span></text:p>
      <text:p text:style-name="P20"><text:span text:style-name="Default_20_Paragraph_20_Font"><text:span text:style-name="T2">Section 3</text:span></text:span></text:p>
      <text:p text:style-name="P1">1.</text:p>
      <text:p text:style-name="P28">Homolog detection, multiple sequence alignment and single sequence alignment.</text:p>
      <text:p text:style-name="P7"/>
      <text:p text:style-name="P1">2.</text:p>
      <text:p text:style-name="P1">Phmmer: searching for protein sequence against protein sequence database</text:p>
      <text:p text:style-name="P1">Hmmscan: searching for protein sequence against profile-HMM database</text:p>
      <text:p text:style-name="P1">Hmmsearch: protein alignment or do profile-HMM against protein sequence database</text:p>
      <text:p text:style-name="P1">Jackhmmer: iterative search against protein sequence database</text:p>
      <text:p text:style-name="P7"/>
      <text:p text:style-name="P1">3.1</text:p>
      <text:p text:style-name="P15">HMMER advantage:</text:p>
      <text:p text:style-name="P32">1. <text:span text:style-name="T23">Able to detect more distantly related homologs.</text:span></text:p>
      <text:p text:style-name="P33"><text:span text:style-name="T23">2. </text:span><text:span text:style-name="T22">Instead of reporting single best-scoring alignment, it considers the complete alignments.</text:span></text:p>
      <text:p text:style-name="P25"><text:span text:style-name="T3">3. </text:span><text:span text:style-name="T4">P</text:span><text:span text:style-name="T3">resenting result according to taxonomy and domain. Better visualization.</text:span></text:p>
      <text:p text:style-name="P24"><text:span text:style-name="T16">4</text:span>. Gaps are weighted instead of calculating gap open and extend penalty.</text:p>
      <text:p text:style-name="P24"><text:span text:style-name="T16">5</text:span>. <text:span text:style-name="T21">It uses position-specific scores instead of position independent </text:span><text:s/><text:span text:style-name="T21">scoring parameters.</text:span><text:span text:style-name="T17">[2]</text:span></text:p>
      <text:p text:style-name="P38"><text:span text:style-name="T25">H</text:span><text:span text:style-name="T26">MMER disadvantage:</text:span></text:p>
      <text:p text:style-name="P35"><text:span text:style-name="T26">1. The identity of a specific position in HMMER is independent of other positions, which may miss further correlations.</text:span></text:p>
      <text:p text:style-name="P36"><text:span text:style-name="T24">2. No translated comparisions</text:span></text:p>
      <text:p text:style-name="P37"><text:span text:style-name="T7">3. HMMER only uses local alignment</text:span></text:p>
      <text:p text:style-name="P17"/>
      <text:p text:style-name="P18">BLAST advantage:</text:p>
      <text:p text:style-name="P31"><text:span text:style-name="T21"><text:tab/>1. Faster</text:span></text:p>
      <text:p text:style-name="P39"><text:span text:style-name="T21">2. in single sequence alignment, BLAST performs better.</text:span></text:p>
      <text:p text:style-name="P31">BLAST <text:span text:style-name="T21">dis</text:span>advantage:</text:p>
      <text:p text:style-name="P39"><text:span text:style-name="T21">1. Unable to detect distant related homologs.</text:span></text:p>
      <text:p text:style-name="P36">2. Less accurate in multiple sequence alignment.</text:p>
      <text:p text:style-name="P30"/>
      <text:p text:style-name="P1">3.2</text:p>
      <text:p text:style-name="P16">BLAST</text:p>
      <text:p text:style-name="P19"/>
      <text:p text:style-name="P1">3.3</text:p>
      <text:p text:style-name="P1"><text:span text:style-name="T21">Single sequence alignment</text:span>: BLAST. <text:span text:style-name="T21">BLAST is faster.</text:span></text:p>
      <text:p text:style-name="P28">Multiple sequence alignment or alignments in a distantly related database: HMMER. HMMER is more reliable at detecting distantly related sequences.</text:p>
      <text:p text:style-name="P1"/>
      <text:p text:style-name="P7">Ex<text:span text:style-name="T19">er</text:span>cise 4</text:p>
      <text:p text:style-name="P7"/>
      <text:p text:style-name="P14"><text:soft-page-break/>Reference:</text:p>
      <text:p text:style-name="P13"><text:span text:style-name="Default_20_Paragraph_20_Font"><text:span text:style-name="T5">1. Zvelebil, Marketa J., and Jeremy O. Baum. Understanding bioinformatics. Garland Science, 2007.</text:span></text:span></text:p>
      <text:p text:style-name="P13"><text:span text:style-name="T15">2. </text:span><text:bookmark text:name="Finn111"/><text:span text:style-name="Default_20_Paragraph_20_Font"><text:span text:style-name="T14">HMMER Web Server: Interactive Sequence Similarity Searching</text:span></text:span><text:span text:style-name="Default_20_Paragraph_20_Font"><text:span text:style-name="T13">. R. D. Finn, J. Clements, S. R. Eddy. </text:span></text:span><text:span text:style-name="Emphasis"><text:span text:style-name="T6">Nucleic Acids Research</text:span></text:span><text:span text:style-name="Default_20_Paragraph_20_Font"><text:span text:style-name="T13">, 39:W29-37, 2011.</text:span></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Arial" svg:font-family="Arial"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size-asian="24pt" style:font-weight-asian="bold" style:font-size-complex="24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8-05-02T14:29:00Z</meta:creation-date>
    <dc:date>2018-05-08T19:53:37.926130337</dc:date>
    <meta:editing-cycles>24</meta:editing-cycles>
    <meta:editing-duration>PT1H46M10S</meta:editing-duration>
    <meta:document-statistic meta:table-count="0" meta:image-count="0" meta:object-count="0" meta:page-count="5" meta:paragraph-count="120" meta:word-count="1107" meta:character-count="7226" meta:non-whitespace-character-count="6227"/>
    <meta:template xlink:type="simple" xlink:actuate="onRequest" xlink:title="" xlink:href="Normal.dotm"/>
  </office:meta>
</office:document-meta>
</file>